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56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3.74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number-columns-repeated="7" table:default-cell-style-name="Default"/>
        <table:table-row table:style-name="ro1">
          <table:table-cell table:style-name="Default" office:value-type="string">
            <text:p>Q&amp;A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Tablename</text:p>
          </table:table-cell>
          <table:table-cell office:value-type="string">
            <text:p>Fieldname</text:p>
          </table:table-cell>
          <table:table-cell office:value-type="string">
            <text:p>Key?</text:p>
          </table:table-cell>
          <table:table-cell table:style-name="Default" office:value-type="string">
            <text:p>Typ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qquestions</text:p>
          </table:table-cell>
          <table:table-cell table:style-name="ce4" office:value-type="string">
            <text:p>questionid</text:p>
          </table:table-cell>
          <table:table-cell table:style-name="ce4" office:value-type="string">
            <text:p>pk</text:p>
          </table:table-cell>
          <table:table-cell table:style-name="ce7"/>
          <table:table-cell table:number-columns-repeated="7"/>
        </table:table-row>
        <table:table-row table:style-name="ro1">
          <table:table-cell/>
          <table:table-cell office:value-type="string">
            <text:p>questiontext</text:p>
          </table:table-cell>
          <table:table-cell table:number-columns-repeated="8"/>
          <table:table-cell office:value-type="string">
            <text:p>USERQUESTIONS</text:p>
          </table:table-cell>
        </table:table-row>
        <table:table-row table:style-name="ro1">
          <table:table-cell/>
          <table:table-cell office:value-type="string">
            <text:p>explainationtext</text:p>
          </table:table-cell>
          <table:table-cell table:number-columns-repeated="2"/>
          <table:table-cell office:value-type="string">
            <text:p>questio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xampletex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>
            <text:p>qanswers</text:p>
          </table:table-cell>
          <table:table-cell office:value-type="string">
            <text:p>answerid</text:p>
          </table:table-cell>
          <table:table-cell office:value-type="string">
            <text:p>p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x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>
            <text:p>qcatagory</text:p>
          </table:table-cell>
          <table:table-cell office:value-type="string">
            <text:p>qcatagoryid</text:p>
          </table:table-cell>
          <table:table-cell office:value-type="string">
            <text:p>p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tagoryname</text:p>
          </table:table-cell>
          <table:table-cell office:value-type="string">
            <text:p>unique make pri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keywords</text:p>
          </table:table-cell>
          <table:table-cell table:number-columns-repeated="9"/>
        </table:table-row>
        <table:table-row table:style-name="ro1">
          <table:table-cell office:value-type="string">
            <text:p>qquestion_qcatagory_own</text:p>
          </table:table-cell>
          <table:table-cell office:value-type="string">
            <text:p>qquestions.questionid</text:p>
          </table:table-cell>
          <table:table-cell office:value-type="string">
            <text:p>f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qcatagory.qcatid</text:p>
          </table:table-cell>
          <table:table-cell office:value-type="string">
            <text:p>fk</text:p>
          </table:table-cell>
          <table:table-cell table:number-columns-repeated="8"/>
        </table:table-row>
        <table:table-row table:style-name="ro1">
          <table:table-cell office:value-type="string">
            <text:p>qquestion_qanswer_own</text:p>
          </table:table-cell>
          <table:table-cell office:value-type="string">
            <text:p>qquestions.questionid</text:p>
          </table:table-cell>
          <table:table-cell office:value-type="string">
            <text:p>f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qanswers.answerid</text:p>
          </table:table-cell>
          <table:table-cell office:value-type="string">
            <text:p>fk</text:p>
          </table:table-cell>
          <table:table-cell table:number-columns-repeated="8"/>
        </table:table-row>
        <table:table-row table:style-name="ro1">
          <table:table-cell office:value-type="string">
            <text:p>qquestionvotes</text:p>
          </table:table-cell>
          <table:table-cell office:value-type="string">
            <text:p>u.userid</text:p>
          </table:table-cell>
          <table:table-cell office:value-type="string">
            <text:p>f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qquestions.questionid</text:p>
          </table:table-cell>
          <table:table-cell office:value-type="string">
            <text:p>f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ote</text:p>
          </table:table-cell>
          <table:table-cell/>
          <table:table-cell office:value-type="string">
            <text:p>tinyint(1)SIGNED</text:p>
          </table:table-cell>
          <table:table-cell table:number-columns-repeated="7"/>
        </table:table-row>
        <table:table-row table:style-name="ro1">
          <table:table-cell office:value-type="string">
            <text:p>qanswervotes</text:p>
          </table:table-cell>
          <table:table-cell office:value-type="string">
            <text:p>u.userid</text:p>
          </table:table-cell>
          <table:table-cell office:value-type="string">
            <text:p>f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qanswers.answerid</text:p>
          </table:table-cell>
          <table:table-cell office:value-type="string">
            <text:p>f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ote</text:p>
          </table:table-cell>
          <table:table-cell/>
          <table:table-cell office:value-type="string">
            <text:p>tinyint(1)SIGNED</text:p>
          </table:table-cell>
          <table:table-cell table:number-columns-repeated="7"/>
        </table:table-row>
        <table:table-row table:style-name="ro1">
          <table:table-cell office:value-type="string">
            <text:p>user_qanswer_own</text:p>
          </table:table-cell>
          <table:table-cell office:value-type="string">
            <text:p>u.useri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qanswers.answerid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>
            <text:p>user_qquestion_own</text:p>
          </table:table-cell>
          <table:table-cell office:value-type="string">
            <text:p>u.userid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6" office:value-type="string">
            <text:p>qquestions.questionid</text:p>
          </table:table-cell>
          <table:table-cell table:style-name="ce6"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bposts</text:p>
          </table:table-cell>
          <table:table-cell table:style-name="ce4" office:value-type="string">
            <text:p>postid</text:p>
          </table:table-cell>
          <table:table-cell table:style-name="ce4"/>
          <table:table-cell table:style-name="ce7"/>
          <table:table-cell table:number-columns-repeated="7"/>
        </table:table-row>
        <table:table-row table:style-name="ro1">
          <table:table-cell/>
          <table:table-cell table:style-name="ce5" office:value-type="string">
            <text:p>titl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content</text:p>
          </table:table-cell>
          <table:table-cell table:number-columns-repeated="2"/>
          <table:table-cell office:value-type="string">
            <text:p>blo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pictur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>
            <text:p>bcomments</text:p>
          </table:table-cell>
          <table:table-cell table:style-name="ce5" office:value-type="string">
            <text:p>commenti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content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>
            <text:p>user_bpost_own</text:p>
          </table:table-cell>
          <table:table-cell table:style-name="ce5" office:value-type="string">
            <text:p>users.useri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bposts.postid</text:p>
          </table:table-cell>
          <table:table-cell table:number-columns-repeated="9"/>
        </table:table-row>
        <table:table-row table:style-name="ro1">
          <table:table-cell office:value-type="string">
            <text:p>user_bcomment_own</text:p>
          </table:table-cell>
          <table:table-cell table:style-name="ce5" office:value-type="string">
            <text:p>users.useri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bcomments.commentid</text:p>
          </table:table-cell>
          <table:table-cell table:number-columns-repeated="9"/>
        </table:table-row>
        <table:table-row table:style-name="ro1">
          <table:table-cell office:value-type="string">
            <text:p>bpost_bcomment_own</text:p>
          </table:table-cell>
          <table:table-cell table:style-name="ce5" office:value-type="string">
            <text:p>bposts.postid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6" office:value-type="string">
            <text:p>bcommments.commentid</text:p>
          </table:table-cell>
          <table:table-cell table:style-name="ce6"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fposts</text:p>
          </table:table-cell>
          <table:table-cell table:style-name="ce4" office:value-type="string">
            <text:p>postid</text:p>
          </table:table-cell>
          <table:table-cell table:style-name="ce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>
            <text:p>posttitl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sttext</text:p>
          </table:table-cell>
          <table:table-cell table:number-columns-repeated="2"/>
          <table:table-cell office:value-type="string">
            <text:p>foru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>
            <text:p>freply</text:p>
          </table:table-cell>
          <table:table-cell office:value-type="string">
            <text:p>replyi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plytex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>
            <text:p>fpost_freply_own</text:p>
          </table:table-cell>
          <table:table-cell office:value-type="string">
            <text:p>fpost.postif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eply.replyid</text:p>
          </table:table-cell>
          <table:table-cell table:number-columns-repeated="9"/>
        </table:table-row>
        <table:table-row table:style-name="ro1">
          <table:table-cell office:value-type="string">
            <text:p>user_fpost_own</text:p>
          </table:table-cell>
          <table:table-cell office:value-type="string">
            <text:p>fpost.postif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sers.userid</text:p>
          </table:table-cell>
          <table:table-cell table:number-columns-repeated="9"/>
        </table:table-row>
        <table:table-row table:style-name="ro1">
          <table:table-cell office:value-type="string">
            <text:p>user_freply_own</text:p>
          </table:table-cell>
          <table:table-cell office:value-type="string">
            <text:p>freply.replyi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sers.userid</text:p>
          </table:table-cell>
          <table:table-cell table:number-columns-repeated="9"/>
        </table:table-row>
        <table:table-row table:style-name="ro1">
          <table:table-cell office:value-type="string">
            <text:p>fcatagorys</text:p>
          </table:table-cell>
          <table:table-cell office:value-type="string">
            <text:p>fcatagoryi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tagorynam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keywords</text:p>
          </table:table-cell>
          <table:table-cell table:number-columns-repeated="9"/>
        </table:table-row>
        <table:table-row table:style-name="ro1">
          <table:table-cell office:value-type="string">
            <text:p>fpost_fcatagory_own</text:p>
          </table:table-cell>
          <table:table-cell office:value-type="string">
            <text:p>fposts.postid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6" office:value-type="string">
            <text:p>fcatagorys.catagoryid</text:p>
          </table:table-cell>
          <table:table-cell table:style-name="ce6"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faqquestions</text:p>
          </table:table-cell>
          <table:table-cell table:style-name="ce4" office:value-type="string">
            <text:p>faqquestionid</text:p>
          </table:table-cell>
          <table:table-cell table:style-name="ce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>
            <text:p>questiontex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nswertex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sers.userid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6" office:value-type="string">
            <text:p>time</text:p>
          </table:table-cell>
          <table:table-cell table:style-name="ce6"/>
          <table:table-cell table:style-name="ce9"/>
          <table:table-cell table:number-columns-repeated="7"/>
        </table:table-row>
        <table:table-row table:style-name="ro1">
          <table:table-cell table:style-name="Default" office:value-type="string">
            <text:p>users</text:p>
          </table:table-cell>
          <table:table-cell office:value-type="string">
            <text:p>username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avatar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salt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saltedpassword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email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phone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userid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mailing list y/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firstname 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lastname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date of birth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country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password hint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password hint response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user occupatio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user join date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user group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signoff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status</text:p>
          </table:table-cell>
          <table:table-cell office:value-type="string">
            <text:p>statusid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name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descriptio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user_status_own</text:p>
          </table:table-cell>
          <table:table-cell office:value-type="string">
            <text:p>users.userid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status.statusid</text:p>
          </table:table-cell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3-05-22T15:06:52</meta:creation-date>
    <dc:date>2013-05-22T16:06:54</dc:date>
    <dc:creator>Ben </dc:creator>
    <meta:editing-duration>PT14M11S</meta:editing-duration>
    <meta:editing-cycles>1</meta:editing-cycles>
    <meta:document-statistic meta:table-count="1" meta:cell-count="133" meta:object-count="0"/>
    <meta:generator>LibreOffice/3.6$Linux_x86 LibreOffice_project/360m1$Build-2</meta:generator>
  </office:meta>
</office:document-meta>
</file>